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25.992cm" svg:height="13.971cm" svg:x="3.111cm" svg:y="14.901cm">
            <draw:object draw:notify-on-update-of-ranges="Лист1.B12:Лист1.O12 Лист1.A5:Лист1.A5 Лист1.B7:Лист1.O7 Лист1.B12:Лист1.O12 Лист1.A8:Лист1.A8 Лист1.B10:Лист1.O10 Лист1.B12:Лист1.O12 Лист1.A14:Лист1.A14 Лист1.B16:Лист1.O16 Лист1.B12:Лист1.O12 Лист1.A11:Лист1.A11 Лист1.B13:Лист1.O13 Лист1.B12:Лист1.O12 Лист1.A17:Лист1.A17 Лист1.B19:Лист1.O19 Лист1.B12:Лист1.O12 Лист1.A20:Лист1.A20 Лист1.B22:Лист1.O22 Лист1.B12:Лист1.O12 Лист1.A23:Лист1.A23 Лист1.B25:Лист1.O25 Лист1.B12:Лист1.O12 Лист1.A26:Лист1.A26 Лист1.B28:Лист1.O28 Лист1.B12:Лист1.O12 Лист1.A29:Лист1.A29 Лист1.B31:Лист1.O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unt of querie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ray size = 1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 changes from 0 to 520 with step 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ients = 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chitecture: TCP.OneClient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3" calcext:value-type="float">
            <text:p>0,23</text:p>
          </table:table-cell>
          <table:table-cell office:value-type="float" office:value="0.2675" calcext:value-type="float">
            <text:p>0,2675</text:p>
          </table:table-cell>
          <table:table-cell office:value-type="float" office:value="0.3175" calcext:value-type="float">
            <text:p>0,3175</text:p>
          </table:table-cell>
          <table:table-cell office:value-type="float" office:value="0.25" calcext:value-type="float">
            <text:p>0,25</text:p>
          </table:table-cell>
          <table:table-cell office:value-type="float" office:value="0.3075" calcext:value-type="float">
            <text:p>0,3075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2875" calcext:value-type="float">
            <text:p>0,2875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3" calcext:value-type="float">
            <text:p>0,3</text:p>
          </table:table-cell>
          <table:table-cell office:value-type="float" office:value="0.315" calcext:value-type="float">
            <text:p>0,315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315" calcext:value-type="float">
            <text:p>0,315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Architecture: NIO.One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1.685" calcext:value-type="float">
            <text:p>11,685</text:p>
          </table:table-cell>
          <table:table-cell office:value-type="float" office:value="11.915" calcext:value-type="float">
            <text:p>11,915</text:p>
          </table:table-cell>
          <table:table-cell office:value-type="float" office:value="22.18" calcext:value-type="float">
            <text:p>22,18</text:p>
          </table:table-cell>
          <table:table-cell office:value-type="float" office:value="15.995" calcext:value-type="float">
            <text:p>15,995</text:p>
          </table:table-cell>
          <table:table-cell office:value-type="float" office:value="17.6925" calcext:value-type="float">
            <text:p>17,6925</text:p>
          </table:table-cell>
          <table:table-cell office:value-type="float" office:value="12.4475" calcext:value-type="float">
            <text:p>12,4475</text:p>
          </table:table-cell>
          <table:table-cell office:value-type="float" office:value="13.125" calcext:value-type="float">
            <text:p>13,125</text:p>
          </table:table-cell>
          <table:table-cell office:value-type="float" office:value="24.2275" calcext:value-type="float">
            <text:p>24,2275</text:p>
          </table:table-cell>
          <table:table-cell office:value-type="float" office:value="41.2125" calcext:value-type="float">
            <text:p>41,2125</text:p>
          </table:table-cell>
          <table:table-cell office:value-type="float" office:value="33.76" calcext:value-type="float">
            <text:p>33,76</text:p>
          </table:table-cell>
          <table:table-cell office:value-type="float" office:value="8.5175" calcext:value-type="float">
            <text:p>8,5175</text:p>
          </table:table-cell>
          <table:table-cell office:value-type="float" office:value="24.8825" calcext:value-type="float">
            <text:p>24,8825</text:p>
          </table:table-cell>
          <table:table-cell office:value-type="float" office:value="23.825" calcext:value-type="float">
            <text:p>23,825</text:p>
          </table:table-cell>
          <table:table-cell office:value-type="float" office:value="21.1225" calcext:value-type="float">
            <text:p>21,1225</text:p>
          </table:table-cell>
        </table:table-row>
        <table:table-row table:style-name="ro1">
          <table:table-cell office:value-type="string" calcext:value-type="string">
            <text:p>Architecture: TCP.CachedThreadPoolServ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" calcext:value-type="float">
            <text:p>0,2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2525" calcext:value-type="float">
            <text:p>0,2525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23" calcext:value-type="float">
            <text:p>0,23</text:p>
          </table:table-cell>
          <table:table-cell office:value-type="float" office:value="0.1725" calcext:value-type="float">
            <text:p>0,1725</text:p>
          </table:table-cell>
          <table:table-cell office:value-type="float" office:value="0.2175" calcext:value-type="float">
            <text:p>0,2175</text:p>
          </table:table-cell>
          <table:table-cell office:value-type="float" office:value="0.2275" calcext:value-type="float">
            <text:p>0,2275</text:p>
          </table:table-cell>
          <table:table-cell office:value-type="float" office:value="0.21" calcext:value-type="float">
            <text:p>0,21</text:p>
          </table:table-cell>
          <table:table-cell office:value-type="float" office:value="0.255" calcext:value-type="float">
            <text:p>0,255</text:p>
          </table:table-cell>
          <table:table-cell office:value-type="float" office:value="0.245" calcext:value-type="float">
            <text:p>0,245</text:p>
          </table:table-cell>
          <table:table-cell office:value-type="float" office:value="0.29" calcext:value-type="float">
            <text:p>0,29</text:p>
          </table:table-cell>
          <table:table-cell office:value-type="float" office:value="0.34" calcext:value-type="float">
            <text:p>0,34</text:p>
          </table:table-cell>
          <table:table-cell office:value-type="float" office:value="0.355" calcext:value-type="float">
            <text:p>0,355</text:p>
          </table:table-cell>
        </table:table-row>
        <table:table-row table:style-name="ro1">
          <table:table-cell office:value-type="string" calcext:value-type="string">
            <text:p>Architecture: TCP.NewQueryNewConnectio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0.2825" calcext:value-type="float">
            <text:p>0,2825</text:p>
          </table:table-cell>
          <table:table-cell office:value-type="float" office:value="0.2325" calcext:value-type="float">
            <text:p>0,2325</text:p>
          </table:table-cell>
          <table:table-cell office:value-type="float" office:value="0.2475" calcext:value-type="float">
            <text:p>0,2475</text:p>
          </table:table-cell>
          <table:table-cell office:value-type="float" office:value="0.22" calcext:value-type="float">
            <text:p>0,22</text:p>
          </table:table-cell>
          <table:table-cell office:value-type="float" office:value="0.225" calcext:value-type="float">
            <text:p>0,225</text:p>
          </table:table-cell>
          <table:table-cell office:value-type="float" office:value="0.23" calcext:value-type="float">
            <text:p>0,23</text:p>
          </table:table-cell>
          <table:table-cell office:value-type="float" office:value="0.2675" calcext:value-type="float">
            <text:p>0,2675</text:p>
          </table:table-cell>
          <table:table-cell office:value-type="float" office:value="0.2475" calcext:value-type="float">
            <text:p>0,2475</text:p>
          </table:table-cell>
          <table:table-cell office:value-type="float" office:value="0.2075" calcext:value-type="float">
            <text:p>0,2075</text:p>
          </table:table-cell>
          <table:table-cell office:value-type="float" office:value="0.2625" calcext:value-type="float">
            <text:p>0,2625</text:p>
          </table:table-cell>
          <table:table-cell office:value-type="float" office:value="0.285" calcext:value-type="float">
            <text:p>0,285</text:p>
          </table:table-cell>
          <table:table-cell office:value-type="float" office:value="0.2175" calcext:value-type="float">
            <text:p>0,2175</text:p>
          </table:table-cell>
          <table:table-cell office:value-type="float" office:value="0.2475" calcext:value-type="float">
            <text:p>0,2475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string" calcext:value-type="string">
            <text:p>Architecture: NIO.Cach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2.415" calcext:value-type="float">
            <text:p>12,415</text:p>
          </table:table-cell>
          <table:table-cell office:value-type="float" office:value="10.7675" calcext:value-type="float">
            <text:p>10,7675</text:p>
          </table:table-cell>
          <table:table-cell office:value-type="float" office:value="9.915" calcext:value-type="float">
            <text:p>9,915</text:p>
          </table:table-cell>
          <table:table-cell office:value-type="float" office:value="12.445" calcext:value-type="float">
            <text:p>12,445</text:p>
          </table:table-cell>
          <table:table-cell office:value-type="float" office:value="8.3475" calcext:value-type="float">
            <text:p>8,3475</text:p>
          </table:table-cell>
          <table:table-cell office:value-type="float" office:value="8.8475" calcext:value-type="float">
            <text:p>8,8475</text:p>
          </table:table-cell>
          <table:table-cell office:value-type="float" office:value="8.855" calcext:value-type="float">
            <text:p>8,855</text:p>
          </table:table-cell>
          <table:table-cell office:value-type="float" office:value="6.89" calcext:value-type="float">
            <text:p>6,89</text:p>
          </table:table-cell>
          <table:table-cell office:value-type="float" office:value="8.8275" calcext:value-type="float">
            <text:p>8,8275</text:p>
          </table:table-cell>
          <table:table-cell office:value-type="float" office:value="6.5225" calcext:value-type="float">
            <text:p>6,5225</text:p>
          </table:table-cell>
          <table:table-cell office:value-type="float" office:value="4.405" calcext:value-type="float">
            <text:p>4,405</text:p>
          </table:table-cell>
          <table:table-cell office:value-type="float" office:value="8.7575" calcext:value-type="float">
            <text:p>8,7575</text:p>
          </table:table-cell>
          <table:table-cell office:value-type="float" office:value="6.635" calcext:value-type="float">
            <text:p>6,635</text:p>
          </table:table-cell>
          <table:table-cell office:value-type="float" office:value="8.8625" calcext:value-type="float">
            <text:p>8,8625</text:p>
          </table:table-cell>
        </table:table-row>
        <table:table-row table:style-name="ro1">
          <table:table-cell office:value-type="string" calcext:value-type="string">
            <text:p>Architecture: NIO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0.925" calcext:value-type="float">
            <text:p>10,925</text:p>
          </table:table-cell>
          <table:table-cell office:value-type="float" office:value="8.915" calcext:value-type="float">
            <text:p>8,915</text:p>
          </table:table-cell>
          <table:table-cell office:value-type="float" office:value="10.7775" calcext:value-type="float">
            <text:p>10,7775</text:p>
          </table:table-cell>
          <table:table-cell office:value-type="float" office:value="11.5875" calcext:value-type="float">
            <text:p>11,5875</text:p>
          </table:table-cell>
          <table:table-cell office:value-type="float" office:value="10.495" calcext:value-type="float">
            <text:p>10,495</text:p>
          </table:table-cell>
          <table:table-cell office:value-type="float" office:value="9.995" calcext:value-type="float">
            <text:p>9,995</text:p>
          </table:table-cell>
          <table:table-cell office:value-type="float" office:value="8.1975" calcext:value-type="float">
            <text:p>8,1975</text:p>
          </table:table-cell>
          <table:table-cell office:value-type="float" office:value="7.3675" calcext:value-type="float">
            <text:p>7,3675</text:p>
          </table:table-cell>
          <table:table-cell office:value-type="float" office:value="5.7" calcext:value-type="float">
            <text:p>5,7</text:p>
          </table:table-cell>
          <table:table-cell office:value-type="float" office:value="6.1075" calcext:value-type="float">
            <text:p>6,1075</text:p>
          </table:table-cell>
          <table:table-cell office:value-type="float" office:value="9.2375" calcext:value-type="float">
            <text:p>9,2375</text:p>
          </table:table-cell>
          <table:table-cell office:value-type="float" office:value="5.2275" calcext:value-type="float">
            <text:p>5,2275</text:p>
          </table:table-cell>
          <table:table-cell office:value-type="float" office:value="5.845" calcext:value-type="float">
            <text:p>5,845</text:p>
          </table:table-cell>
          <table:table-cell office:value-type="float" office:value="6.745" calcext:value-type="float">
            <text:p>6,745</text:p>
          </table:table-cell>
        </table:table-row>
        <table:table-row table:style-name="ro1">
          <table:table-cell office:value-type="string" calcext:value-type="string">
            <text:p>Architecture: NIO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14.905" calcext:value-type="float">
            <text:p>14,905</text:p>
          </table:table-cell>
          <table:table-cell office:value-type="float" office:value="14.8575" calcext:value-type="float">
            <text:p>14,8575</text:p>
          </table:table-cell>
          <table:table-cell office:value-type="float" office:value="18.6525" calcext:value-type="float">
            <text:p>18,6525</text:p>
          </table:table-cell>
          <table:table-cell office:value-type="float" office:value="16.21" calcext:value-type="float">
            <text:p>16,21</text:p>
          </table:table-cell>
          <table:table-cell office:value-type="float" office:value="18.155" calcext:value-type="float">
            <text:p>18,155</text:p>
          </table:table-cell>
          <table:table-cell office:value-type="float" office:value="19.865" calcext:value-type="float">
            <text:p>19,865</text:p>
          </table:table-cell>
          <table:table-cell office:value-type="float" office:value="11.4925" calcext:value-type="float">
            <text:p>11,4925</text:p>
          </table:table-cell>
          <table:table-cell office:value-type="float" office:value="12.3375" calcext:value-type="float">
            <text:p>12,3375</text:p>
          </table:table-cell>
          <table:table-cell office:value-type="float" office:value="11.455" calcext:value-type="float">
            <text:p>11,455</text:p>
          </table:table-cell>
          <table:table-cell office:value-type="float" office:value="13.745" calcext:value-type="float">
            <text:p>13,745</text:p>
          </table:table-cell>
          <table:table-cell office:value-type="float" office:value="11.945" calcext:value-type="float">
            <text:p>11,945</text:p>
          </table:table-cell>
          <table:table-cell office:value-type="float" office:value="12.3525" calcext:value-type="float">
            <text:p>12,3525</text:p>
          </table:table-cell>
          <table:table-cell office:value-type="float" office:value="12.825" calcext:value-type="float">
            <text:p>12,825</text:p>
          </table:table-cell>
          <table:table-cell office:value-type="float" office:value="15.595" calcext:value-type="float">
            <text:p>15,595</text:p>
          </table:table-cell>
        </table:table-row>
        <table:table-row table:style-name="ro1">
          <table:table-cell office:value-type="string" calcext:value-type="string">
            <text:p>Architecture: UDP.FixedThreadP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.2425" calcext:value-type="float">
            <text:p>2,2425</text:p>
          </table:table-cell>
          <table:table-cell office:value-type="float" office:value="2.1275" calcext:value-type="float">
            <text:p>2,1275</text:p>
          </table:table-cell>
          <table:table-cell office:value-type="float" office:value="2.22" calcext:value-type="float">
            <text:p>2,22</text:p>
          </table:table-cell>
          <table:table-cell office:value-type="float" office:value="2.4925" calcext:value-type="float">
            <text:p>2,4925</text:p>
          </table:table-cell>
          <table:table-cell office:value-type="float" office:value="2.36" calcext:value-type="float">
            <text:p>2,36</text:p>
          </table:table-cell>
          <table:table-cell office:value-type="float" office:value="2.4425" calcext:value-type="float">
            <text:p>2,4425</text:p>
          </table:table-cell>
          <table:table-cell office:value-type="float" office:value="2.6225" calcext:value-type="float">
            <text:p>2,6225</text:p>
          </table:table-cell>
          <table:table-cell office:value-type="float" office:value="2.565" calcext:value-type="float">
            <text:p>2,565</text:p>
          </table:table-cell>
          <table:table-cell office:value-type="float" office:value="2.4925" calcext:value-type="float">
            <text:p>2,4925</text:p>
          </table:table-cell>
          <table:table-cell office:value-type="float" office:value="2.9325" calcext:value-type="float">
            <text:p>2,9325</text:p>
          </table:table-cell>
          <table:table-cell office:value-type="float" office:value="2.4475" calcext:value-type="float">
            <text:p>2,4475</text:p>
          </table:table-cell>
          <table:table-cell office:value-type="float" office:value="2.5475" calcext:value-type="float">
            <text:p>2,5475</text:p>
          </table:table-cell>
          <table:table-cell office:value-type="float" office:value="2.4725" calcext:value-type="float">
            <text:p>2,4725</text:p>
          </table:table-cell>
          <table:table-cell office:value-type="float" office:value="2.5025" calcext:value-type="float">
            <text:p>2,5025</text:p>
          </table:table-cell>
        </table:table-row>
        <table:table-row table:style-name="ro1">
          <table:table-cell office:value-type="string" calcext:value-type="string">
            <text:p>Architecture: UDP.NewQueryNewThrea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lta: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T, ms:</text:p>
          </table:table-cell>
          <table:table-cell office:value-type="float" office:value="2.2925" calcext:value-type="float">
            <text:p>2,2925</text:p>
          </table:table-cell>
          <table:table-cell office:value-type="float" office:value="2.135" calcext:value-type="float">
            <text:p>2,135</text:p>
          </table:table-cell>
          <table:table-cell office:value-type="float" office:value="2.35" calcext:value-type="float">
            <text:p>2,35</text:p>
          </table:table-cell>
          <table:table-cell office:value-type="float" office:value="2.7575" calcext:value-type="float">
            <text:p>2,7575</text:p>
          </table:table-cell>
          <table:table-cell office:value-type="float" office:value="2.725" calcext:value-type="float">
            <text:p>2,725</text:p>
          </table:table-cell>
          <table:table-cell office:value-type="float" office:value="2.56" calcext:value-type="float">
            <text:p>2,56</text:p>
          </table:table-cell>
          <table:table-cell office:value-type="float" office:value="2.615" calcext:value-type="float">
            <text:p>2,615</text:p>
          </table:table-cell>
          <table:table-cell office:value-type="float" office:value="2.6825" calcext:value-type="float">
            <text:p>2,6825</text:p>
          </table:table-cell>
          <table:table-cell office:value-type="float" office:value="2.6125" calcext:value-type="float">
            <text:p>2,6125</text:p>
          </table:table-cell>
          <table:table-cell office:value-type="float" office:value="2.7075" calcext:value-type="float">
            <text:p>2,7075</text:p>
          </table:table-cell>
          <table:table-cell office:value-type="float" office:value="2.7525" calcext:value-type="float">
            <text:p>2,7525</text:p>
          </table:table-cell>
          <table:table-cell office:value-type="float" office:value="2.815" calcext:value-type="float">
            <text:p>2,815</text:p>
          </table:table-cell>
          <table:table-cell office:value-type="float" office:value="2.7275" calcext:value-type="float">
            <text:p>2,7275</text:p>
          </table:table-cell>
          <table:table-cell office:value-type="float" office:value="2.535" calcext:value-type="float">
            <text:p>2,5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.00.0000</text:date>, <text:time style:data-style-name="N2" text:time-value="13:37:34.51744274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2:20.055590472</meta:creation-date>
    <dc:date>2016-06-03T13:42:41.832028300</dc:date>
    <meta:editing-duration>PT11H24M58S</meta:editing-duration>
    <meta:editing-cycles>6</meta:editing-cycles>
    <meta:generator>LibreOffice/4.2.8.2$Linux_X86_64 LibreOffice_project/420m0$Build-2</meta:generator>
    <meta:document-statistic meta:table-count="1" meta:cell-count="2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93cm" svg:height="13.972cm" xlink:href=".." xlink:type="simple" chart:class="chart:scatter" chart:style-name="ch1">
        <chart:title svg:x="9.301cm" svg:y="0.415cm" chart:style-name="ch2">
          <text:p>change_Delta_metric_query_handler</text:p>
        </chart:title>
        <chart:legend chart:legend-position="end" svg:x="17.902cm" svg:y="4.695cm" style:legend-expansion="high" chart:style-name="ch3"/>
        <chart:plot-area chart:style-name="ch4" table:cell-range-address="Лист1.B12:Лист1.O13 Лист1.A5:Лист1.A5 Лист1.B7:Лист1.O7 Лист1.A8:Лист1.A8 Лист1.B10:Лист1.O10 Лист1.A14:Лист1.A14 Лист1.B16:Лист1.O16 Лист1.A11:Лист1.A11 Лист1.A17:Лист1.A17 Лист1.B19:Лист1.O19 Лист1.A20:Лист1.A20 Лист1.B22:Лист1.O22 Лист1.A23:Лист1.A23 Лист1.B25:Лист1.O25 Лист1.A26:Лист1.A26 Лист1.B28:Лист1.O28 Лист1.A29:Лист1.A29 Лист1.B31:Лист1.O31" chart:data-source-has-labels="column" svg:x="0.519cm" svg:y="1.499cm" svg:width="16.864cm" svg:height="12.194cm">
          <chartooo:coordinate-region svg:x="1.14cm" svg:y="1.698cm" svg:width="15.963cm" svg:height="11.34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Лист1.B7:Лист1.O7" chart:label-cell-address="Лист1.A5:Лист1.A5" chart:class="chart:scatter">
            <chart:domain table:cell-range-address="Лист1.B12:Лист1.O12"/>
            <chart:data-point chart:repeated="14"/>
          </chart:series>
          <chart:series chart:style-name="ch8" chart:values-cell-range-address="Лист1.B10:Лист1.O10" chart:label-cell-address="Лист1.A8:Лист1.A8" chart:class="chart:scatter">
            <chart:data-point chart:repeated="14"/>
          </chart:series>
          <chart:series chart:style-name="ch9" chart:values-cell-range-address="Лист1.B16:Лист1.O16" chart:label-cell-address="Лист1.A14:Лист1.A14" chart:class="chart:scatter">
            <chart:data-point chart:repeated="14"/>
          </chart:series>
          <chart:series chart:style-name="ch10" chart:values-cell-range-address="Лист1.B13:Лист1.O13" chart:label-cell-address="Лист1.A11:Лист1.A11" chart:class="chart:scatter">
            <chart:data-point chart:repeated="14"/>
          </chart:series>
          <chart:series chart:style-name="ch11" chart:values-cell-range-address="Лист1.B19:Лист1.O19" chart:label-cell-address="Лист1.A17:Лист1.A17" chart:class="chart:scatter">
            <chart:data-point chart:repeated="14"/>
          </chart:series>
          <chart:series chart:style-name="ch12" chart:values-cell-range-address="Лист1.B22:Лист1.O22" chart:label-cell-address="Лист1.A20:Лист1.A20" chart:class="chart:scatter">
            <chart:data-point chart:repeated="14"/>
          </chart:series>
          <chart:series chart:style-name="ch13" chart:values-cell-range-address="Лист1.B25:Лист1.O25" chart:label-cell-address="Лист1.A23:Лист1.A23" chart:class="chart:scatter">
            <chart:data-point chart:repeated="14"/>
          </chart:series>
          <chart:series chart:style-name="ch14" chart:values-cell-range-address="Лист1.B28:Лист1.O28" chart:label-cell-address="Лист1.A26:Лист1.A26" chart:class="chart:scatter">
            <chart:data-point chart:repeated="14"/>
          </chart:series>
          <chart:series chart:style-name="ch15" chart:values-cell-range-address="Лист1.B31:Лист1.O31" chart:label-cell-address="Лист1.A29:Лист1.A29" chart:class="chart:scatte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Лист1.B12:Лист1.O12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20">
                <text:p>120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  <table:table-cell office:value-type="float" office:value="240">
                <text:p>240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Architecture: TCP.OneClientOneThread</text:p>
                <draw:g>
                  <svg:desc>Лист1.A5:Лист1.A5</svg:desc>
                </draw:g>
              </table:table-cell>
              <table:table-cell office:value-type="float" office:value="0.23">
                <text:p>0.23</text:p>
                <draw:g>
                  <svg:desc>Лист1.B7:Лист1.O7</svg:desc>
                </draw:g>
              </table:table-cell>
              <table:table-cell office:value-type="float" office:value="0.2675">
                <text:p>0.2675</text:p>
              </table:table-cell>
              <table:table-cell office:value-type="float" office:value="0.3175">
                <text:p>0.3175</text:p>
              </table:table-cell>
              <table:table-cell office:value-type="float" office:value="0.25">
                <text:p>0.25</text:p>
              </table:table-cell>
              <table:table-cell office:value-type="float" office:value="0.3075">
                <text:p>0.3075</text:p>
              </table:table-cell>
              <table:table-cell office:value-type="float" office:value="0.2325">
                <text:p>0.2325</text:p>
              </table:table-cell>
              <table:table-cell office:value-type="float" office:value="0.2875">
                <text:p>0.2875</text:p>
              </table:table-cell>
              <table:table-cell office:value-type="float" office:value="0.2625">
                <text:p>0.2625</text:p>
              </table:table-cell>
              <table:table-cell office:value-type="float" office:value="0.2925">
                <text:p>0.2925</text:p>
              </table:table-cell>
              <table:table-cell office:value-type="float" office:value="0.3">
                <text:p>0.3</text:p>
              </table:table-cell>
              <table:table-cell office:value-type="float" office:value="0.315">
                <text:p>0.315</text:p>
              </table:table-cell>
              <table:table-cell office:value-type="float" office:value="0.2925">
                <text:p>0.2925</text:p>
              </table:table-cell>
              <table:table-cell office:value-type="float" office:value="0.315">
                <text:p>0.315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Architecture: NIO.OneThread</text:p>
                <draw:g>
                  <svg:desc>Лист1.A8:Лист1.A8</svg:desc>
                </draw:g>
              </table:table-cell>
              <table:table-cell office:value-type="float" office:value="11.685">
                <text:p>11.685</text:p>
                <draw:g>
                  <svg:desc>Лист1.B10:Лист1.O10</svg:desc>
                </draw:g>
              </table:table-cell>
              <table:table-cell office:value-type="float" office:value="11.915">
                <text:p>11.915</text:p>
              </table:table-cell>
              <table:table-cell office:value-type="float" office:value="22.18">
                <text:p>22.18</text:p>
              </table:table-cell>
              <table:table-cell office:value-type="float" office:value="15.995">
                <text:p>15.995</text:p>
              </table:table-cell>
              <table:table-cell office:value-type="float" office:value="17.6925">
                <text:p>17.6925</text:p>
              </table:table-cell>
              <table:table-cell office:value-type="float" office:value="12.4475">
                <text:p>12.4475</text:p>
              </table:table-cell>
              <table:table-cell office:value-type="float" office:value="13.125">
                <text:p>13.125</text:p>
              </table:table-cell>
              <table:table-cell office:value-type="float" office:value="24.2275">
                <text:p>24.2275</text:p>
              </table:table-cell>
              <table:table-cell office:value-type="float" office:value="41.2125">
                <text:p>41.2125</text:p>
              </table:table-cell>
              <table:table-cell office:value-type="float" office:value="33.76">
                <text:p>33.76</text:p>
              </table:table-cell>
              <table:table-cell office:value-type="float" office:value="8.5175">
                <text:p>8.5175</text:p>
              </table:table-cell>
              <table:table-cell office:value-type="float" office:value="24.8825">
                <text:p>24.8825</text:p>
              </table:table-cell>
              <table:table-cell office:value-type="float" office:value="23.825">
                <text:p>23.825</text:p>
              </table:table-cell>
              <table:table-cell office:value-type="float" office:value="21.1225">
                <text:p>21.1225</text:p>
              </table:table-cell>
            </table:table-row>
            <table:table-row>
              <table:table-cell office:value-type="string">
                <text:p>Architecture: TCP.NewQueryNewConnection</text:p>
                <draw:g>
                  <svg:desc>Лист1.A14:Лист1.A14</svg:desc>
                </draw:g>
              </table:table-cell>
              <table:table-cell office:value-type="float" office:value="0.2825">
                <text:p>0.2825</text:p>
                <draw:g>
                  <svg:desc>Лист1.B16:Лист1.O16</svg:desc>
                </draw:g>
              </table:table-cell>
              <table:table-cell office:value-type="float" office:value="0.2325">
                <text:p>0.2325</text:p>
              </table:table-cell>
              <table:table-cell office:value-type="float" office:value="0.2475">
                <text:p>0.2475</text:p>
              </table:table-cell>
              <table:table-cell office:value-type="float" office:value="0.22">
                <text:p>0.22</text:p>
              </table:table-cell>
              <table:table-cell office:value-type="float" office:value="0.225">
                <text:p>0.225</text:p>
              </table:table-cell>
              <table:table-cell office:value-type="float" office:value="0.23">
                <text:p>0.23</text:p>
              </table:table-cell>
              <table:table-cell office:value-type="float" office:value="0.2675">
                <text:p>0.2675</text:p>
              </table:table-cell>
              <table:table-cell office:value-type="float" office:value="0.2475">
                <text:p>0.2475</text:p>
              </table:table-cell>
              <table:table-cell office:value-type="float" office:value="0.2075">
                <text:p>0.2075</text:p>
              </table:table-cell>
              <table:table-cell office:value-type="float" office:value="0.2625">
                <text:p>0.2625</text:p>
              </table:table-cell>
              <table:table-cell office:value-type="float" office:value="0.285">
                <text:p>0.285</text:p>
              </table:table-cell>
              <table:table-cell office:value-type="float" office:value="0.2175">
                <text:p>0.2175</text:p>
              </table:table-cell>
              <table:table-cell office:value-type="float" office:value="0.2475">
                <text:p>0.2475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Architecture: TCP.CachedThreadPoolServer</text:p>
                <draw:g>
                  <svg:desc>Лист1.A11:Лист1.A11</svg:desc>
                </draw:g>
              </table:table-cell>
              <table:table-cell office:value-type="float" office:value="0.2">
                <text:p>0.2</text:p>
                <draw:g>
                  <svg:desc>Лист1.B13:Лист1.O13</svg:desc>
                </draw:g>
              </table:table-cell>
              <table:table-cell office:value-type="float" office:value="0.2325">
                <text:p>0.2325</text:p>
              </table:table-cell>
              <table:table-cell office:value-type="float" office:value="0.2525">
                <text:p>0.2525</text:p>
              </table:table-cell>
              <table:table-cell office:value-type="float" office:value="0.2325">
                <text:p>0.2325</text:p>
              </table:table-cell>
              <table:table-cell office:value-type="float" office:value="0.23">
                <text:p>0.23</text:p>
              </table:table-cell>
              <table:table-cell office:value-type="float" office:value="0.1725">
                <text:p>0.1725</text:p>
              </table:table-cell>
              <table:table-cell office:value-type="float" office:value="0.2175">
                <text:p>0.2175</text:p>
              </table:table-cell>
              <table:table-cell office:value-type="float" office:value="0.2275">
                <text:p>0.2275</text:p>
              </table:table-cell>
              <table:table-cell office:value-type="float" office:value="0.21">
                <text:p>0.21</text:p>
              </table:table-cell>
              <table:table-cell office:value-type="float" office:value="0.255">
                <text:p>0.255</text:p>
              </table:table-cell>
              <table:table-cell office:value-type="float" office:value="0.245">
                <text:p>0.245</text:p>
              </table:table-cell>
              <table:table-cell office:value-type="float" office:value="0.29">
                <text:p>0.29</text:p>
              </table:table-cell>
              <table:table-cell office:value-type="float" office:value="0.34">
                <text:p>0.34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Architecture: NIO.CachedThreadPool</text:p>
                <draw:g>
                  <svg:desc>Лист1.A17:Лист1.A17</svg:desc>
                </draw:g>
              </table:table-cell>
              <table:table-cell office:value-type="float" office:value="12.415">
                <text:p>12.415</text:p>
                <draw:g>
                  <svg:desc>Лист1.B19:Лист1.O19</svg:desc>
                </draw:g>
              </table:table-cell>
              <table:table-cell office:value-type="float" office:value="10.7675">
                <text:p>10.7675</text:p>
              </table:table-cell>
              <table:table-cell office:value-type="float" office:value="9.915">
                <text:p>9.915</text:p>
              </table:table-cell>
              <table:table-cell office:value-type="float" office:value="12.445">
                <text:p>12.445</text:p>
              </table:table-cell>
              <table:table-cell office:value-type="float" office:value="8.3475">
                <text:p>8.3475</text:p>
              </table:table-cell>
              <table:table-cell office:value-type="float" office:value="8.8475">
                <text:p>8.8475</text:p>
              </table:table-cell>
              <table:table-cell office:value-type="float" office:value="8.855">
                <text:p>8.855</text:p>
              </table:table-cell>
              <table:table-cell office:value-type="float" office:value="6.89">
                <text:p>6.89</text:p>
              </table:table-cell>
              <table:table-cell office:value-type="float" office:value="8.8275">
                <text:p>8.8275</text:p>
              </table:table-cell>
              <table:table-cell office:value-type="float" office:value="6.5225">
                <text:p>6.5225</text:p>
              </table:table-cell>
              <table:table-cell office:value-type="float" office:value="4.405">
                <text:p>4.405</text:p>
              </table:table-cell>
              <table:table-cell office:value-type="float" office:value="8.7575">
                <text:p>8.7575</text:p>
              </table:table-cell>
              <table:table-cell office:value-type="float" office:value="6.635">
                <text:p>6.635</text:p>
              </table:table-cell>
              <table:table-cell office:value-type="float" office:value="8.8625">
                <text:p>8.8625</text:p>
              </table:table-cell>
            </table:table-row>
            <table:table-row>
              <table:table-cell office:value-type="string">
                <text:p>Architecture: NIO.FixedThreadPool</text:p>
                <draw:g>
                  <svg:desc>Лист1.A20:Лист1.A20</svg:desc>
                </draw:g>
              </table:table-cell>
              <table:table-cell office:value-type="float" office:value="10.925">
                <text:p>10.925</text:p>
                <draw:g>
                  <svg:desc>Лист1.B22:Лист1.O22</svg:desc>
                </draw:g>
              </table:table-cell>
              <table:table-cell office:value-type="float" office:value="8.915">
                <text:p>8.915</text:p>
              </table:table-cell>
              <table:table-cell office:value-type="float" office:value="10.7775">
                <text:p>10.7775</text:p>
              </table:table-cell>
              <table:table-cell office:value-type="float" office:value="11.5875">
                <text:p>11.5875</text:p>
              </table:table-cell>
              <table:table-cell office:value-type="float" office:value="10.495">
                <text:p>10.495</text:p>
              </table:table-cell>
              <table:table-cell office:value-type="float" office:value="9.995">
                <text:p>9.995</text:p>
              </table:table-cell>
              <table:table-cell office:value-type="float" office:value="8.1975">
                <text:p>8.1975</text:p>
              </table:table-cell>
              <table:table-cell office:value-type="float" office:value="7.3675">
                <text:p>7.3675</text:p>
              </table:table-cell>
              <table:table-cell office:value-type="float" office:value="5.7">
                <text:p>5.7</text:p>
              </table:table-cell>
              <table:table-cell office:value-type="float" office:value="6.1075">
                <text:p>6.1075</text:p>
              </table:table-cell>
              <table:table-cell office:value-type="float" office:value="9.2375">
                <text:p>9.2375</text:p>
              </table:table-cell>
              <table:table-cell office:value-type="float" office:value="5.2275">
                <text:p>5.2275</text:p>
              </table:table-cell>
              <table:table-cell office:value-type="float" office:value="5.845">
                <text:p>5.845</text:p>
              </table:table-cell>
              <table:table-cell office:value-type="float" office:value="6.745">
                <text:p>6.745</text:p>
              </table:table-cell>
            </table:table-row>
            <table:table-row>
              <table:table-cell office:value-type="string">
                <text:p>Architecture: NIO.NewQueryNewThread</text:p>
                <draw:g>
                  <svg:desc>Лист1.A23:Лист1.A23</svg:desc>
                </draw:g>
              </table:table-cell>
              <table:table-cell office:value-type="float" office:value="14.905">
                <text:p>14.905</text:p>
                <draw:g>
                  <svg:desc>Лист1.B25:Лист1.O25</svg:desc>
                </draw:g>
              </table:table-cell>
              <table:table-cell office:value-type="float" office:value="14.8575">
                <text:p>14.8575</text:p>
              </table:table-cell>
              <table:table-cell office:value-type="float" office:value="18.6525">
                <text:p>18.6525</text:p>
              </table:table-cell>
              <table:table-cell office:value-type="float" office:value="16.21">
                <text:p>16.21</text:p>
              </table:table-cell>
              <table:table-cell office:value-type="float" office:value="18.155">
                <text:p>18.155</text:p>
              </table:table-cell>
              <table:table-cell office:value-type="float" office:value="19.865">
                <text:p>19.865</text:p>
              </table:table-cell>
              <table:table-cell office:value-type="float" office:value="11.4925">
                <text:p>11.4925</text:p>
              </table:table-cell>
              <table:table-cell office:value-type="float" office:value="12.3375">
                <text:p>12.3375</text:p>
              </table:table-cell>
              <table:table-cell office:value-type="float" office:value="11.455">
                <text:p>11.455</text:p>
              </table:table-cell>
              <table:table-cell office:value-type="float" office:value="13.745">
                <text:p>13.745</text:p>
              </table:table-cell>
              <table:table-cell office:value-type="float" office:value="11.945">
                <text:p>11.945</text:p>
              </table:table-cell>
              <table:table-cell office:value-type="float" office:value="12.3525">
                <text:p>12.3525</text:p>
              </table:table-cell>
              <table:table-cell office:value-type="float" office:value="12.825">
                <text:p>12.825</text:p>
              </table:table-cell>
              <table:table-cell office:value-type="float" office:value="15.595">
                <text:p>15.595</text:p>
              </table:table-cell>
            </table:table-row>
            <table:table-row>
              <table:table-cell office:value-type="string">
                <text:p>Architecture: UDP.FixedThreadPool</text:p>
                <draw:g>
                  <svg:desc>Лист1.A26:Лист1.A26</svg:desc>
                </draw:g>
              </table:table-cell>
              <table:table-cell office:value-type="float" office:value="2.2425">
                <text:p>2.2425</text:p>
                <draw:g>
                  <svg:desc>Лист1.B28:Лист1.O28</svg:desc>
                </draw:g>
              </table:table-cell>
              <table:table-cell office:value-type="float" office:value="2.1275">
                <text:p>2.1275</text:p>
              </table:table-cell>
              <table:table-cell office:value-type="float" office:value="2.22">
                <text:p>2.22</text:p>
              </table:table-cell>
              <table:table-cell office:value-type="float" office:value="2.4925">
                <text:p>2.4925</text:p>
              </table:table-cell>
              <table:table-cell office:value-type="float" office:value="2.36">
                <text:p>2.36</text:p>
              </table:table-cell>
              <table:table-cell office:value-type="float" office:value="2.4425">
                <text:p>2.4425</text:p>
              </table:table-cell>
              <table:table-cell office:value-type="float" office:value="2.6225">
                <text:p>2.6225</text:p>
              </table:table-cell>
              <table:table-cell office:value-type="float" office:value="2.565">
                <text:p>2.565</text:p>
              </table:table-cell>
              <table:table-cell office:value-type="float" office:value="2.4925">
                <text:p>2.4925</text:p>
              </table:table-cell>
              <table:table-cell office:value-type="float" office:value="2.9325">
                <text:p>2.9325</text:p>
              </table:table-cell>
              <table:table-cell office:value-type="float" office:value="2.4475">
                <text:p>2.4475</text:p>
              </table:table-cell>
              <table:table-cell office:value-type="float" office:value="2.5475">
                <text:p>2.5475</text:p>
              </table:table-cell>
              <table:table-cell office:value-type="float" office:value="2.4725">
                <text:p>2.4725</text:p>
              </table:table-cell>
              <table:table-cell office:value-type="float" office:value="2.5025">
                <text:p>2.5025</text:p>
              </table:table-cell>
            </table:table-row>
            <table:table-row>
              <table:table-cell office:value-type="string">
                <text:p>Architecture: UDP.NewQueryNewThread</text:p>
                <draw:g>
                  <svg:desc>Лист1.A29:Лист1.A29</svg:desc>
                </draw:g>
              </table:table-cell>
              <table:table-cell office:value-type="float" office:value="2.2925">
                <text:p>2.2925</text:p>
                <draw:g>
                  <svg:desc>Лист1.B31:Лист1.O31</svg:desc>
                </draw:g>
              </table:table-cell>
              <table:table-cell office:value-type="float" office:value="2.135">
                <text:p>2.135</text:p>
              </table:table-cell>
              <table:table-cell office:value-type="float" office:value="2.35">
                <text:p>2.35</text:p>
              </table:table-cell>
              <table:table-cell office:value-type="float" office:value="2.7575">
                <text:p>2.7575</text:p>
              </table:table-cell>
              <table:table-cell office:value-type="float" office:value="2.725">
                <text:p>2.725</text:p>
              </table:table-cell>
              <table:table-cell office:value-type="float" office:value="2.56">
                <text:p>2.56</text:p>
              </table:table-cell>
              <table:table-cell office:value-type="float" office:value="2.615">
                <text:p>2.615</text:p>
              </table:table-cell>
              <table:table-cell office:value-type="float" office:value="2.6825">
                <text:p>2.6825</text:p>
              </table:table-cell>
              <table:table-cell office:value-type="float" office:value="2.6125">
                <text:p>2.6125</text:p>
              </table:table-cell>
              <table:table-cell office:value-type="float" office:value="2.7075">
                <text:p>2.7075</text:p>
              </table:table-cell>
              <table:table-cell office:value-type="float" office:value="2.7525">
                <text:p>2.7525</text:p>
              </table:table-cell>
              <table:table-cell office:value-type="float" office:value="2.815">
                <text:p>2.815</text:p>
              </table:table-cell>
              <table:table-cell office:value-type="float" office:value="2.7275">
                <text:p>2.7275</text:p>
              </table:table-cell>
              <table:table-cell office:value-type="float" office:value="2.535">
                <text:p>2.5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